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2">
      <style:text-properties officeooo:rsid="000dd149" officeooo:paragraph-rsid="000dd149"/>
    </style:style>
    <style:style style:name="P2" style:family="paragraph" style:parent-style-name="Text_20_body">
      <style:text-properties officeooo:rsid="000dd149" officeooo:paragraph-rsid="000dd1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is is the first Heading 1</text:h>
      <text:h text:style-name="Heading_20_2" text:outline-level="2">This is the first Heading 2</text:h>
      <text:p text:style-name="P2">Next style following Heading 1 is Heading 2</text:p>
      <text:h text:style-name="Heading_20_1" text:outline-level="1">This is the second Heading 1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Robert Großkopf</meta:initial-creator>
    <meta:creation-date>2019-12-07T19:36:37.766859363</meta:creation-date>
    <dc:date>2019-12-07T19:45:24.134068343</dc:date>
    <dc:creator>Robert Großkopf</dc:creator>
    <meta:editing-duration>PT8M47S</meta:editing-duration>
    <meta:editing-cycles>1</meta:editing-cycles>
    <meta:document-statistic meta:table-count="0" meta:image-count="0" meta:object-count="0" meta:page-count="1" meta:paragraph-count="4" meta:word-count="29" meta:character-count="132" meta:non-whitespace-character-count="110"/>
    <meta:generator>LibreOfficeDev/6.4.0.0.beta1$Linux_X86_64 LibreOffice_project/4d7e5b0c40ed843384704eca3ce21981d4e98920</meta:generator>
  </office:meta>
</office:document-meta>
</file>